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ff23" draw:textarea-horizontal-align="justify" draw:textarea-vertical-align="middle" draw:auto-grow-height="false" fo:min-height="3.498cm" fo:min-width="5.582cm"/>
    </style:style>
    <style:style style:name="gr2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fill-color="#ff00ff" draw:textarea-horizontal-align="justify" draw:textarea-vertical-align="middle" draw:auto-grow-height="false" fo:min-height="3.498cm" fo:min-width="5.582cm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2.515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5.3cm" svg:x="6.041cm" svg:y="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2cm" svg:y1="17cm" svg:x2="26.2cm" svg:y2="17cm">
          <text:p/>
        </draw:line>
        <draw:line draw:style-name="gr2" draw:text-style-name="P1" draw:layer="layout" svg:x1="5.3cm" svg:y1="17cm" svg:x2="5.5cm" svg:y2="3cm">
          <text:p/>
        </draw:line>
        <draw:frame draw:style-name="gr3" draw:text-style-name="P2" draw:layer="layout" svg:width="6.2cm" svg:height="2cm" svg:x="2.9cm" svg:y="1.4cm">
          <draw:text-box>
            <text:p text:style-name="P2"><text:span text:style-name="T1">Merkmal Y</text:span></text:p>
          </draw:text-box>
        </draw:frame>
        <draw:custom-shape draw:style-name="gr4" draw:text-style-name="P1" draw:layer="layout" svg:width="0.4cm" svg:height="0.4cm" svg:x="10.7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9.9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8.1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9.6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8.9cm" svg:y="1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7.8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11.2cm" svg:y="1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cm" svg:height="0.5cm" svg:x="12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2.0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2.9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1.4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0.602cm" svg:y="11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9.502cm" svg:y="1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6cm" svg:height="5.3cm" svg:x="16.542cm" svg:y="8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8.502cm" svg:y="1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cm" svg:height="0.5cm" svg:x="18.003cm" svg:y="1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9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4cm" svg:height="0.4cm" svg:x="21.1cm" svg:y="9.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3cm" svg:y1="13.4cm" svg:x2="10.3cm" svg:y2="17.6cm">
          <text:p/>
        </draw:line>
        <draw:line draw:style-name="gr7" draw:text-style-name="P1" draw:layer="layout" svg:x1="21.1cm" svg:y1="13.4cm" svg:x2="21.1cm" svg:y2="17.5cm">
          <text:p/>
        </draw:line>
        <draw:frame draw:style-name="gr3" draw:text-style-name="P2" draw:layer="layout" svg:width="6.2cm" svg:height="2cm" svg:x="7.4cm" svg:y="17.3cm">
          <draw:text-box>
            <text:p text:style-name="P3"><text:span text:style-name="T1">Eltern</text:span></text:p>
          </draw:text-box>
        </draw:frame>
        <draw:frame draw:style-name="gr8" draw:text-style-name="P3" draw:layer="layout" svg:width="7.9cm" svg:height="2.765cm" svg:x="17.2cm" svg:y="17.3cm">
          <draw:text-box>
            <text:p text:style-name="P3"><text:span text:style-name="T1">Nachkommen</text:span></text:p>
          </draw:text-box>
        </draw:frame>
        <draw:line draw:style-name="gr7" draw:text-style-name="P1" draw:layer="layout" svg:x1="6.1cm" svg:y1="10.7cm" svg:x2="4.4cm" svg:y2="10.7cm">
          <text:p/>
        </draw:line>
        <draw:frame draw:style-name="gr8" draw:text-style-name="P2" draw:layer="layout" svg:width="4cm" svg:height="2.765cm" svg:x="0.8cm" svg:y="9.8cm">
          <draw:text-box>
            <text:p text:style-name="P2"><text:span text:style-name="T1">Y</text:span><text:span text:style-name="T2">E =</text:span><text:span text:style-name="T1">Y</text:span><text:span text:style-name="T2">N</text:span></text:p>
          </draw:text-box>
        </draw:frame>
        <draw:custom-shape draw:style-name="gr4" draw:text-style-name="P1" draw:layer="layout" svg:width="0.4cm" svg:height="0.4cm" svg:x="22.9cm" svg:y="6.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3cm" svg:height="1.4cm" svg:x="23.6cm" svg:y="5.7cm">
          <draw:text-box>
            <text:p text:style-name="P4"><text:span text:style-name="T3">männlich</text:span></text:p>
          </draw:text-box>
        </draw:frame>
        <draw:custom-shape draw:style-name="gr5" draw:text-style-name="P1" draw:layer="layout" svg:width="0.5cm" svg:height="0.5cm" svg:x="22.903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4.3cm" svg:height="1.4cm" svg:x="23.6cm" svg:y="3.9cm">
          <draw:text-box>
            <text:p text:style-name="P4"><text:span text:style-name="T3">weibli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7:43:58.694969000</meta:creation-date>
    <dc:date>2015-09-10T06:07:37.561586000</dc:date>
    <meta:editing-duration>PT11H52M25S</meta:editing-duration>
    <meta:editing-cycles>5</meta:editing-cycles>
    <meta:generator>LibreOffice/4.3.7.2$MacOSX_x86 LibreOffice_project/8a35821d8636a03b8bf4e15b48f59794652c68ba</meta:generator>
    <meta:document-statistic meta:object-count="32"/>
  </office:meta>
</office:document-meta>
</file>